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30303" style:font-name="Roboto" fo:font-size="9.75pt" fo:letter-spacing="normal" fo:font-style="normal" fo:font-weight="normal" officeooo:paragraph-rsid="000eea19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text-properties officeooo:paragraph-rsid="000eea19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d171" style:text-blinking="false" fo:background-color="transparent" loext:char-shading-value="0"/>
    </style:style>
    <style:style style:name="T5" style:family="text">
      <style:text-properties fo:font-variant="normal" fo:text-transform="none" fo:color="#030303" style:font-name="Roboto" fo:font-size="9.75pt" fo:letter-spacing="normal" fo:font-style="normal" fo:font-weight="normal"/>
    </style:style>
    <style:style style:name="T6" style:family="text">
      <style:text-properties officeooo:rsid="000dd171"/>
    </style:style>
    <style:style style:name="T7" style:family="text">
      <style:text-properties officeooo:rsid="000eea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bookmark text:name="docs-internal-guid-aaf7450d-7fff-1440-6a4b-21d94ea8595c"/>NS 3  introduction</text:p>
      <text:p text:style-name="P2"><text:line-break/></text:p>
      <text:p text:style-name="P6"><text:span text:style-name="T2"> </text:span><text:span text:style-name="T3">The ns3 Simulator is a </text:span><text:span text:style-name="T4">descrete</text:span><text:span text:style-name="T3"> event  network simulator  targeted primarily  for Research and Education purpose used</text:span></text:p>
      <text:p text:style-name="Text_20_body"/>
      <text:p text:style-name="P5"> <text:span text:style-name="T1">Ns3 is a open source and free</text:span></text:p>
      <text:p text:style-name="Text_20_body"/>
      <text:p text:style-name="P5"> <text:span text:style-name="T1">NS3 is not a backward compatible extension of ns2</text:span></text:p>
      <text:p text:style-name="Text_20_body"/>
      <text:p text:style-name="P5"> <text:span text:style-name="T1">it is the news simulator some model of of NS2 have already imported from ns2 to ns3</text:span></text:p>
      <text:p text:style-name="Text_20_body"/>
      <text:p text:style-name="P4">N<text:span text:style-name="T7">S</text:span>3 is design as a set of libraries that can be combined together and also with other external software libraries </text:p>
      <text:p text:style-name="Text_20_body"/>
      <text:p text:style-name="P4">several external animator and data analysis and visualisation tools used with ns3. however users should expect to work at the command line with the C plus plus for Python software development tools</text:p>
      <text:p text:style-name="Text_20_body"/>
      <text:p text:style-name="P5"> <text:span text:style-name="T1">ns3 is primarily used for use on Linux although support accept for free PSD for for Windows </text:span></text:p>
      <text:p text:style-name="Text_20_body"/>
      <text:p text:style-name="P4">Nf3 is not officially supported software product of any company</text:p>
      <text:p text:style-name="Text_20_body"/>
      <text:p text:style-name="P6"><text:span text:style-name="T2">  </text:span><text:span text:style-name="T3">Through NS3 we can generate trace file or packet capture  files which can understand by many other visualizer </text:span></text:p>
      <text:p text:style-name="Text_20_body"/>
      <text:p text:style-name="Text_20_body"/>
      <text:p text:style-name="P3"><text:span text:style-name="T7">Installation Procedure</text:span></text:p>
      <text:p text:style-name="P3"><text:line-break/><text:span text:style-name="T5">$] sudo apt update </text:span></text:p>
      <text:p text:style-name="P3"><text:span text:style-name="T5">$] sudo apt upgrade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>$] sudo apt install build-essential autoconf automake libxmu-dev python-pygraphviz cvs mercurial bzr git cmake p7zip-full python-matplotlib python-tk python-dev python-kiwi python-gnome2 python-gnome2-desktop qt4-dev-tools qt4-qmake qt4-qmake qt4-default gnuplot-x11 wireshark <text:line-break/></text:span></text:p>
      <text:p text:style-name="P3"><text:span text:style-name="T5"/></text:p>
      <text:p text:style-name="P1">$] echo $HOME </text:p>
      <text:p text:style-name="P1"/>
      <text:p text:style-name="P1">$]./build.py --enable-examples –enable-tests</text:p>
      <text:p text:style-name="P1"/>
      <text:p text:style-name="P1">$] ./waf --run scratch/first</text:p>
      <text:p text:style-name="P1"/>
      <text:p text:style-name="P1"/>
      <text:p text:style-name="P1">To run a python file </text:p>
      <text:p text:style-name="P1"/>
      <text:p text:style-name="P1">$] ./waf --pyrun scratch/first.py (we need to specify the extn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3:33:04.463689500</meta:creation-date>
    <dc:date>2020-10-07T13:56:26.838066853</dc:date>
    <meta:editing-duration>PT13M1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20" meta:word-count="215" meta:character-count="1389" meta:non-whitespace-character-count="1174"/>
  </office:meta>
</office:document-meta>
</file>